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9fc1" officeooo:paragraph-rsid="00189fc1"/>
    </style:style>
    <style:style style:name="P2" style:family="paragraph" style:parent-style-name="Standard">
      <style:text-properties officeooo:paragraph-rsid="00189fc1"/>
    </style:style>
    <style:style style:name="P3" style:family="paragraph" style:parent-style-name="Standard">
      <style:text-properties officeooo:rsid="0019f8ae" officeooo:paragraph-rsid="0019f8ae"/>
    </style:style>
    <style:style style:name="P4" style:family="paragraph" style:parent-style-name="Standard">
      <style:text-properties officeooo:rsid="001d56cd" officeooo:paragraph-rsid="001d56cd"/>
    </style:style>
    <style:style style:name="P5" style:family="paragraph" style:parent-style-name="Standard" style:list-style-name="L1">
      <style:text-properties officeooo:rsid="00189fc1" officeooo:paragraph-rsid="00189fc1"/>
    </style:style>
    <style:style style:name="P6" style:family="paragraph" style:parent-style-name="Standard">
      <style:text-properties officeooo:rsid="00189fc1" officeooo:paragraph-rsid="00189fc1"/>
    </style:style>
    <style:style style:name="P7" style:family="paragraph" style:parent-style-name="Standard" style:list-style-name="L2">
      <style:text-properties officeooo:rsid="00189fc1" officeooo:paragraph-rsid="00189fc1"/>
    </style:style>
    <style:style style:name="P8" style:family="paragraph" style:parent-style-name="Standard" style:list-style-name="L2">
      <style:text-properties officeooo:rsid="00189fc1" officeooo:paragraph-rsid="0018c99a"/>
    </style:style>
    <style:style style:name="P9" style:family="paragraph" style:parent-style-name="Standard" style:list-style-name="L2">
      <style:text-properties officeooo:rsid="001d56cd" officeooo:paragraph-rsid="001d56cd"/>
    </style:style>
    <style:style style:name="P10" style:family="paragraph" style:parent-style-name="Standard" style:list-style-name="L5">
      <style:text-properties officeooo:rsid="001d56cd" officeooo:paragraph-rsid="001d56cd"/>
    </style:style>
    <style:style style:name="P11" style:family="paragraph" style:parent-style-name="Standard" style:list-style-name="L3">
      <style:text-properties officeooo:rsid="0019f8ae" officeooo:paragraph-rsid="0019f8ae"/>
    </style:style>
    <style:style style:name="P12" style:family="paragraph" style:parent-style-name="Standard" style:list-style-name="L4">
      <style:text-properties officeooo:rsid="0019f8ae" officeooo:paragraph-rsid="0019f8ae"/>
    </style:style>
    <style:style style:name="T1" style:family="text">
      <style:text-properties officeooo:rsid="001b9e4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65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Spezifikationen</text:p>
      <text:p text:style-name="P1"/>
      <text:p text:style-name="P1">Leveleditor:</text:p>
      <text:p text:style-name="P1">Graphische Oberfläche</text:p>
      <text:p text:style-name="P1">Ausgabe der Levelinformationen in Form von einer XML Datei die</text:p>
      <text:p text:style-name="P1">die Spielbrettinformation <text:span text:style-name="T1">(pro Feld)</text:span> enthält sowie einer Image Datei des Spielbretts</text:p>
      <text:p text:style-name="P1"/>
      <text:p text:style-name="P1"/>
      <text:p text:style-name="P1"/>
      <text:p text:style-name="P1"/>
      <text:p text:style-name="P1">Spiel:</text:p>
      <text:p text:style-name="P1"/>
      <text:list xml:id="list3273242549492842513" text:style-name="L1">
        <text:list-item>
          <text:p text:style-name="P5">1 vs 1 oder X vs X</text:p>
        </text:list-item>
        <text:list-item>
          <text:p text:style-name="P5">Eine Hauptbasis/Königseinheit (je nach Spielprinzip) deren </text:p>
          <text:p text:style-name="P5">Einnahme/Zerstörung das Spielziel darstellt</text:p>
        </text:list-item>
        <text:list-item>
          <text:p text:style-name="P5">Zugweise abwechselnd (alle verfügbaren Einheiten bewegbar pro Zug)</text:p>
        </text:list-item>
        <text:list-item>
          <text:p text:style-name="P5">Spielwährung von der verschiedene neue Einheiten gekauft werden können</text:p>
          <text:p text:style-name="P5">(Spezifizierung siehe Punkt „Einheiten“)</text:p>
          <text:list>
            <text:list-item>
              <text:p text:style-name="P5">Verdienung der Spielwährung denkbar durch</text:p>
              <text:list>
                <text:list-item>
                  <text:p text:style-name="P5">Halten von Ressourcenpunkten<text:span text:style-name="T3">(nein)</text:span></text:p>
                </text:list-item>
                <text:list-item>
                  <text:p text:style-name="P5">Einsammeln von Boni und den Überesten von Zerstörten Einheiten</text:p>
                  <text:p text:style-name="P5">(Zurückbringen zur Basis für das Balancing notwendig)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p text:style-name="P1">Einheiten, Bewegung, Kampf</text:p>
      <text:p text:style-name="P2"/>
      <text:p text:style-name="P1">Einheiten:</text:p>
      <text:list xml:id="list1608330510969260208" text:style-name="L2">
        <text:list-item>
          <text:p text:style-name="P7">Bewegungsreichweite</text:p>
        </text:list-item>
        <text:list-item>
          <text:p text:style-name="P7">Kosten (Bauzeit?)</text:p>
          <text:list>
            <text:list-item>
              <text:p text:style-name="P8">Höhe des Drops („on die“)</text:p>
            </text:list-item>
          </text:list>
        </text:list-item>
        <text:list-item>
          <text:p text:style-name="P8">Leben</text:p>
        </text:list-item>
        <text:list-item>
          <text:p text:style-name="P8">Kampfstärke </text:p>
          <text:list>
            <text:list-item>
              <text:p text:style-name="P8">Kampfmodus?</text:p>
            </text:list-item>
            <text:list-item>
              <text:p text:style-name="P8">Ableitung = Leben*Kampfmultiplikator?</text:p>
            </text:list-item>
          </text:list>
        </text:list-item>
        <text:list-item>
          <text:p text:style-name="P9">Angriffsreichweite? (Kampfmodus) </text:p>
        </text:list-item>
        <text:list-item>
          <text:p text:style-name="P9">maximale Tragekapazität für Ressourcen?<text:span text:style-name="T3">(vllt)</text:span></text:p>
        </text:list-item>
        <text:list-item>
          <text:p text:style-name="P9"/>
        </text:list-item>
      </text:list>
      <text:p text:style-name="P1"/>
      <text:p text:style-name="P3">Bewegungsphase:</text:p>
      <text:list xml:id="list1147867064250966112" text:style-name="L3">
        <text:list-item>
          <text:p text:style-name="P11">Bewegung immer in ganzen Feldern nur horizontal und vertikal</text:p>
        </text:list-item>
      </text:list>
      <text:list xml:id="list90081645074020394" text:style-name="L4">
        <text:list-item>
          <text:p text:style-name="P12">Es darf jede pro Zug Einheit bewegt werden die nicht aussetzen muss wgn Bauphase oder</text:p>
          <text:p text:style-name="P12">besonderen Modi/Boni</text:p>
        </text:list-item>
        <text:list-item>
          <text:p text:style-name="P12">Eine Einheit darf nach ihrer Bewegung angreifen und ihre Rest Bewegung verfällt wenn sie stehen bleibt oder einen Angriff ausführt (Sonderregel möglich)</text:p>
        </text:list-item>
        <text:list-item>
          <text:p text:style-name="P12">Verschiedene Felder kosten unterschiedlich viele Bewegungspunkte oder blockieren die Bewegung</text:p>
        </text:list-item>
      </text:list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4">Kampf:</text:p>
      <text:list xml:id="list2367081921392083752" text:style-name="L5">
        <text:list-item>
          <text:p text:style-name="P10">Angreifende Einheit schlägt mit Kampfstärke zu danach verteidigende Einheit mit</text:p>
          <text:p text:style-name="P10"><text:span text:style-name="T2">verbleibender</text:span> Kampfstärke zurück wenn möglich(d.h. nicht zerstört, auch s. Kampfmodi)</text:p>
        </text:list-item>
        <text:list-item>
          <text:p text:style-name="P10">Schere Stein Papier Prinzip möglich (verschiedener Schadensmultiplikator einer Einheit</text:p>
          <text:p text:style-name="P10">gegen verschiedene Gegnertypen denkbar)</text:p>
        </text:list-item>
        <text:list-item>
          <text:p text:style-name="P10">Kampfmodi möglich (Kampf aus Reichweite, Kampf ohne Gegenschlag, …)</text:p>
        </text:list-item>
        <text:list-item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</meta:initial-creator>
    <meta:creation-date>2016-06-02T09:58:41.998805661</meta:creation-date>
    <dc:date>2016-06-09T11:09:37.702000000</dc:date>
    <meta:editing-duration>PT1H42M52S</meta:editing-duration>
    <meta:editing-cycles>6</meta:editing-cycles>
    <meta:generator>LibreOffice/5.0.5.2$Windows_x86 LibreOffice_project/55b006a02d247b5f7215fc6ea0fde844b30035b3</meta:generator>
    <meta:document-statistic meta:table-count="0" meta:image-count="0" meta:object-count="0" meta:page-count="2" meta:paragraph-count="41" meta:word-count="245" meta:character-count="1744" meta:non-whitespace-character-count="1566"/>
  </office:meta>
</office:document-meta>
</file>